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58E080B12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17.031cm"/>
    </style:style>
    <style:style style:name="gr4" style:family="graphic" style:parent-style-name="standard">
      <style:graphic-properties draw:stroke="none" svg:stroke-color="#000000" draw:fill="none" draw:fill-color="#ffffff" draw:auto-grow-height="true" draw:auto-grow-width="false" fo:max-height="0cm" fo:min-height="17.869cm"/>
    </style:style>
    <style:style style:name="pr1" style:family="presentation" style:parent-style-name="lyt-blackandwhite-title" style:list-style-name="L5">
      <style:graphic-properties draw:fill-color="#ffffff" draw:auto-grow-height="true" fo:min-height="2.843cm"/>
    </style:style>
    <style:style style:name="pr2" style:family="presentation" style:parent-style-name="lyt-blackandwhite-subtitle">
      <style:graphic-properties draw:fill-color="#ffffff" draw:auto-grow-height="true" fo:min-height="10.586cm"/>
    </style:style>
    <style:style style:name="pr3" style:family="presentation" style:parent-style-name="lyt-blackandwhite-notes">
      <style:graphic-properties draw:fill-color="#ffffff" draw:auto-grow-height="true" fo:min-height="13.364cm"/>
    </style:style>
    <style:style style:name="pr4" style:family="presentation" style:parent-style-name="lyt-blackandwhite-title">
      <style:graphic-properties fo:min-height="2.843cm"/>
    </style:style>
    <style:style style:name="pr5" style:family="presentation" style:parent-style-name="lyt-blackandwhite-outline1">
      <style:graphic-properties fo:min-height="10.586cm"/>
    </style:style>
    <style:style style:name="pr6" style:family="presentation" style:parent-style-name="lyt-blackandwhite-notes">
      <style:graphic-properties draw:fill-color="#ffffff" fo:min-height="13.364cm"/>
    </style:style>
    <style:style style:name="pr7" style:family="presentation" style:parent-style-name="lyt-blackandwhite-outline1">
      <style:graphic-properties fo:min-height="12.18cm"/>
    </style:style>
    <style:style style:name="P1" style:family="paragraph">
      <style:paragraph-properties fo:margin-left="0.6cm" fo:margin-right="0cm" fo:text-align="center" fo:text-indent="-1cm"/>
    </style:style>
    <style:style style:name="P2" style:family="paragraph">
      <style:paragraph-properties fo:margin-left="0.6cm" fo:margin-right="0cm" fo:text-indent="-0.6cm"/>
    </style:style>
    <style:style style:name="P3" style:family="paragraph">
      <style:text-properties fo:font-size="32pt" style:font-size-asian="32pt" style:font-size-complex="32pt"/>
    </style:style>
    <style:style style:name="P4" style:family="paragraph">
      <style:text-properties fo:font-size="10.5pt" style:font-size-asian="10.5pt" style:font-size-complex="10.5pt"/>
    </style:style>
    <style:style style:name="P5" style:family="paragraph">
      <style:text-properties fo:font-size="12pt" style:font-size-asian="12pt" style:font-size-complex="12pt"/>
    </style:style>
    <style:style style:name="P6" style:family="paragraph">
      <style:text-properties fo:font-size="13pt" style:font-size-asian="13pt" style:font-size-complex="13pt"/>
    </style:style>
    <style:style style:name="T1" style:family="text">
      <style:text-properties fo:font-size="32pt" style:font-size-asian="32pt" style:font-size-complex="32pt"/>
    </style:style>
    <style:style style:name="T2" style:family="text">
      <style:text-properties fo:font-size="10.5pt" style:font-size-asian="10.5pt" style:font-size-complex="10.5pt"/>
    </style:style>
    <style:style style:name="T3" style:family="text">
      <style:text-properties fo:font-size="12pt" style:font-size-asian="12pt" style:font-size-complex="12pt"/>
    </style:style>
    <style:style style:name="T4" style:family="text">
      <style:text-properties fo:font-size="10pt" style:font-size-asian="10pt" style:font-size-complex="10pt"/>
    </style:style>
    <style:style style:name="T5" style:family="text">
      <style:text-properties fo:font-size="13pt" style:font-size-asian="13pt" style:font-size-complex="13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ackandwhite" presentation:presentation-page-layout-name="AL1T0">
        <draw:frame presentation:style-name="pr1" draw:text-style-name="P1" draw:layer="layout" svg:width="23.5cm" svg:height="3.151cm" svg:x="2cm" svg:y="3.546cm" presentation:class="title" presentation:user-transformed="true">
          <draw:text-box>
            <text:p text:style-name="P1"><text:s text:c="2"/>GREC Corpus<text:line-break/>Evaluation Plan</text:p>
          </draw:text-box>
        </draw:frame>
        <draw:frame presentation:style-name="pr2" draw:text-style-name="P2" draw:layer="layout" svg:width="24.599cm" svg:height="10.586cm" svg:x="2cm" svg:y="6.514cm" presentation:class="subtitle" presentation:user-transformed="true">
          <draw:text-box>
            <text:p text:style-name="P2">Anthony Gentile</text:p>
            <text:p text:style-name="P2">Lisa Gress</text:p>
            <text:p text:style-name="P2"/>
            <text:p text:style-name="P2">4/29/2013</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blackandwhite" presentation:presentation-page-layout-name="AL2T1">
        <draw:frame presentation:style-name="pr4" draw:layer="layout" svg:width="23.5cm" svg:height="2.843cm" svg:x="2cm" svg:y="1.1cm" presentation:class="title" presentation:user-transformed="true">
          <draw:text-box>
            <text:p>Initial Corpus Coverage</text:p>
          </draw:text-box>
        </draw:frame>
        <draw:frame presentation:style-name="pr5" draw:layer="layout" svg:width="24.599cm" svg:height="10.586cm" svg:x="2cm" svg:y="5.414cm" presentation:class="outline" presentation:user-transformed="true">
          <draw:text-box>
            <text:list text:style-name="L3">
              <text:list-item>
                <text:p>240 MEDLINE abstracts totaling 1500 sentences.</text:p>
              </text:list-item>
              <text:list-item>
                <text:p>Using ACE (thanks Woodley) to find valid parses from the ERG.</text:p>
              </text:list-item>
              <text:list-item>
                <text:p>Results using Condor with 8GB:</text:p>
                <text:list>
                  <text:list-item>
                    <text:list>
                      <text:list-item>
                        <text:p>Valid parses: 1196 (79.7333%)</text:p>
                      </text:list-item>
                      <text:list-item>
                        <text:p>No parse/Insufficient RAM: 304 (20.2666%)</text:p>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blackandwhite" presentation:presentation-page-layout-name="AL2T1">
        <draw:frame presentation:style-name="pr4" draw:layer="layout" svg:width="23.5cm" svg:height="2.843cm" svg:x="2cm" svg:y="1.9cm" presentation:class="title" presentation:user-transformed="true">
          <draw:text-box>
            <text:p>What we are working with</text:p>
          </draw:text-box>
        </draw:frame>
        <draw:frame draw:style-name="gr2" draw:text-style-name="P3" draw:layer="layout" svg:width="26.924cm" svg:height="5.315cm" svg:x="0.508cm" svg:y="6.101cm">
          <draw:text-box>
            <text:list text:style-name="L4">
              <text:list-item>
                <text:list>
                  <text:list-item>
                    <text:list>
                      <text:list-header>
                        <text:p text:style-name="P3"><text:span text:style-name="T1">The ompB operon encodes OmpR and EnvZ, two proteins that are necessary for the expression and osmoregulation of the OmpF and OmpC porins in Escherichia coli.</text:span></text:p>
                      </text:list-header>
                    </text:list>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blackandwhite" presentation:presentation-page-layout-name="AL2T1">
        <draw:frame presentation:style-name="pr4" draw:layer="layout" svg:width="23.5cm" svg:height="2.843cm" svg:x="2cm" svg:y="0.1cm" presentation:class="title" presentation:user-transformed="true">
          <draw:text-box>
            <text:p>Example MRS</text:p>
          </draw:text-box>
        </draw:frame>
        <draw:frame draw:style-name="gr3" draw:text-style-name="P4" draw:layer="layout" svg:width="27.178cm" svg:height="17.281cm" svg:x="0.508cm" svg:y="2.848cm">
          <draw:text-box>
            <text:p text:style-name="P4"><text:span text:style-name="T2">INDEX: e2 [ e SF: prop ]</text:span></text:p>
            <text:p text:style-name="P4"><text:span text:style-name="T2">RELS: &lt; [ _the_q_rel&lt;0:3&gt; LBL: h4 ARG0: x3 [ x PERS: 3 NUM: sg ] RSTR: h5 BODY: h6 ]</text:span></text:p>
            <text:p text:style-name="P4"><text:span text:style-name="T2"><text:s/></text:span><text:span text:style-name="T2">[ compound_rel&lt;4:15&gt; LBL: h7 ARG0: e8 [ e SF: prop TENSE: untensed MOOD: indicative PROG: - PERF: - ] ARG1: x3 ARG2: x9 [ x IND: + ] ]</text:span></text:p>
            <text:p text:style-name="P4"><text:span text:style-name="T2"><text:s/></text:span><text:span text:style-name="T2">[ proper_q_rel&lt;4:8&gt; LBL: h10 ARG0: x9 RSTR: h11 BODY: h12 ]</text:span></text:p>
            <text:p text:style-name="P4"><text:span text:style-name="T2"><text:s/></text:span><text:span text:style-name="T2">[ named_rel&lt;4:8&gt; LBL: h13 CARG: "ompB" ARG0: x9 ]</text:span></text:p>
            <text:p text:style-name="P4"><text:span text:style-name="T2"><text:s/></text:span><text:span text:style-name="T2">[ "_operon/NN_u_unknown_rel"&lt;9:15&gt; LBL: h7 ARG0: x3 ]</text:span></text:p>
            <text:p text:style-name="P4"><text:span text:style-name="T2"><text:s/></text:span><text:span text:style-name="T2">[ "_encode_v_1_rel"&lt;16:23&gt; LBL: h15 ARG0: e16 [ e SF: prop TENSE: pres MOOD: indicative PROG: - PERF: - ] ARG1: x3 ARG2: x17 [ x PERS: 3 NUM: pl ] ]</text:span></text:p>
            <text:p text:style-name="P4"><text:span text:style-name="T2"><text:s/></text:span><text:span text:style-name="T2">[ udef_q_rel&lt;24:38&gt; LBL: h18 ARG0: x17 RSTR: h19 BODY: h20 ]</text:span></text:p>
            <text:p text:style-name="P4"><text:span text:style-name="T2"><text:s/></text:span><text:span text:style-name="T2">[ proper_q_rel&lt;24:28&gt; LBL: h21 ARG0: x22 [ x PERS: 3 NUM: sg IND: + ] RSTR: h23 BODY: h24 ]</text:span></text:p>
            <text:p text:style-name="P4"><text:span text:style-name="T2"><text:s/></text:span><text:span text:style-name="T2">[ named_rel&lt;24:28&gt; LBL: h25 CARG: "OmpR" ARG0: x22 ]</text:span></text:p>
            <text:p text:style-name="P4"><text:span text:style-name="T2"><text:s/></text:span><text:span text:style-name="T2">[ _and_c_rel&lt;29:32&gt; LBL: h27 ARG0: x17 L-INDEX: x22 R-INDEX: x28 [ x PERS: 3 NUM: sg IND: + ] ]</text:span></text:p>
            <text:p text:style-name="P4"><text:span text:style-name="T2"><text:s/></text:span><text:span text:style-name="T2">[ proper_q_rel&lt;33:38&gt; LBL: h29 ARG0: x28 RSTR: h30 BODY: h31 ]</text:span></text:p>
            <text:p text:style-name="P4"><text:span text:style-name="T2"><text:s/></text:span><text:span text:style-name="T2">[ named_rel&lt;33:38&gt; LBL: h32 CARG: "EnvZ" ARG0: x28 ]</text:span></text:p>
            <text:p text:style-name="P4"><text:span text:style-name="T2"><text:s/></text:span><text:span text:style-name="T2">[ subord_rel&lt;39:157&gt; LBL: h1 ARG0: e34 [ e SF: prop TENSE: untensed MOOD: indicative PROG: - PERF: - ] ARG1: h35 ARG2: h36 ]</text:span></text:p>
            <text:p text:style-name="P4"><text:span text:style-name="T2"><text:s/></text:span><text:span text:style-name="T2">[ udef_q_rel&lt;39:42&gt; LBL: h37 ARG0: x38 [ x PERS: 3 NUM: pl ] RSTR: h39 BODY: h40 ]</text:span></text:p>
            <text:p text:style-name="P4"><text:span text:style-name="T2"><text:s/></text:span><text:span text:style-name="T2">[ card_rel&lt;39:42&gt; LBL: h41 CARG: "2" ARG0: e43 [ e SF: prop TENSE: untensed MOOD: indicative ] ARG1: x38 ]</text:span></text:p>
            <text:p text:style-name="P4"><text:span text:style-name="T2"><text:s/></text:span><text:span text:style-name="T2">[ "_protein_n_1_rel"&lt;43:51&gt; LBL: h41 ARG0: x38 ]</text:span></text:p>
            <text:p text:style-name="P4"><text:span text:style-name="T2"><text:s/></text:span><text:span text:style-name="T2">[ "_necessary_a_for_rel"&lt;61:70&gt; LBL: h41 ARG0: e44 [ e SF: prop TENSE: pres MOOD: indicative PROG: - PERF: - ] ARG1: x38 ARG2: x45 [ x PERS: 3 ] ]</text:span></text:p>
            <text:p text:style-name="P4"><text:span text:style-name="T2"><text:s/></text:span><text:span text:style-name="T2">[ _the_q_rel&lt;75:78&gt; LBL: h46 ARG0: x45 RSTR: h47 BODY: h48 ]</text:span></text:p>
            <text:p text:style-name="P4"><text:span text:style-name="T2"><text:s/></text:span><text:span text:style-name="T2">[ udef_q_rel&lt;79:89&gt; LBL: h49 ARG0: x50 [ x PERS: 3 NUM: sg ] RSTR: h51 BODY: h52 ]</text:span></text:p>
            <text:p text:style-name="P4"><text:span text:style-name="T2"><text:s/></text:span><text:span text:style-name="T2">[ "_expression_n_1_rel"&lt;79:89&gt; LBL: h53 ARG0: x50 ]</text:span></text:p>
            <text:p text:style-name="P4"><text:span text:style-name="T2"><text:s/></text:span><text:span text:style-name="T2">[ udef_q_rel&lt;90:108&gt; LBL: h54 ARG0: x55 [ x PERS: 3 NUM: sg ] RSTR: h56 BODY: h57 ]</text:span></text:p>
            <text:p text:style-name="P4"><text:span text:style-name="T2"><text:s/></text:span><text:span text:style-name="T2">[ _and_c_rel&lt;90:93&gt; LBL: h58 ARG0: x45 L-INDEX: x50 R-INDEX: x55 ]</text:span></text:p>
            <text:p text:style-name="P4"><text:span text:style-name="T2"><text:s/></text:span><text:span text:style-name="T2">[ "_osmoregulation/NN_u_unknown_rel"&lt;94:108&gt; LBL: h59 ARG0: x55 ]</text:span></text:p>
            <text:p text:style-name="P4"><text:span text:style-name="T2"><text:s/></text:span><text:span text:style-name="T2">[ _of_p_rel&lt;109:111&gt; LBL: h58 ARG0: e60 [ e SF: prop ] ARG1: x45 ARG2: x61 [ x PERS: 3 NUM: pl ] ]</text:span></text:p>
            <text:p text:style-name="P4"><text:span text:style-name="T2"><text:s/></text:span><text:span text:style-name="T2">[ _the_q_rel&lt;112:115&gt; LBL: h62 ARG0: x61 RSTR: h63 BODY: h64 ]</text:span></text:p>
            <text:p text:style-name="P4"><text:span text:style-name="T2"><text:s/></text:span><text:span text:style-name="T2">[ compound_rel&lt;116:136&gt; LBL: h65 ARG0: e66 [ e SF: prop TENSE: untensed MOOD: indicative PROG: - PERF: - ] ARG1: x61 ARG2: x67 [ x PERS: 3 NUM: pl ] ]</text:span></text:p>
            <text:p text:style-name="P4"><text:span text:style-name="T2"><text:s/></text:span><text:span text:style-name="T2">[ udef_q_rel&lt;116:129&gt; LBL: h68 ARG0: x67 RSTR: h69 BODY: h70 ]</text:span></text:p>
            <text:p text:style-name="P4"><text:span text:style-name="T2"><text:s/></text:span><text:span text:style-name="T2">[ proper_q_rel&lt;116:120&gt; LBL: h71 ARG0: x72 [ x IND: + ] RSTR: h73 BODY: h74 ]</text:span></text:p>
            <text:p text:style-name="P4"><text:span text:style-name="T2"><text:s/></text:span><text:span text:style-name="T2">[ named_rel&lt;116:120&gt; LBL: h75 CARG: "OmpF" ARG0: x72 ]</text:span></text:p>
            <text:p text:style-name="P4"><text:span text:style-name="T2"><text:s/></text:span><text:span text:style-name="T2">[ _and_c_rel&lt;121:124&gt; LBL: h77 ARG0: x67 L-INDEX: x72 R-INDEX: x78 [ x IND: + ] ]</text:span></text:p>
            <text:p text:style-name="P4"><text:span text:style-name="T2"><text:s/></text:span><text:span text:style-name="T2">[ proper_q_rel&lt;125:129&gt; LBL: h79 ARG0: x78 RSTR: h80 BODY: h81 ]</text:span></text:p>
            <text:p text:style-name="P4"><text:span text:style-name="T2"><text:s/></text:span><text:span text:style-name="T2">[ named_rel&lt;125:129&gt; LBL: h82 CARG: "OmpC" ARG0: x78 ]</text:span></text:p>
            <text:p text:style-name="P4"><text:span text:style-name="T2"><text:s/></text:span><text:span text:style-name="T2">[ "_porins/NNS_u_unknown_rel"&lt;130:136&gt; LBL: h65 ARG0: x61 ]</text:span></text:p>
            <text:p text:style-name="P4"><text:span text:style-name="T2"><text:s/></text:span><text:span text:style-name="T2">[ _in_p_rel&lt;137:139&gt; LBL: h84 ARG0: e85 [ e SF: prop TENSE: untensed MOOD: indicative ] ARG1: x38 ARG2: x86 [ x PERS: 3 NUM: sg ] ]</text:span></text:p>
            <text:p text:style-name="P4"><text:span text:style-name="T2"><text:s/></text:span><text:span text:style-name="T2">[ udef_q_rel&lt;140:157&gt; LBL: h87 ARG0: x86 RSTR: h88 BODY: h89 ]</text:span></text:p>
            <text:p text:style-name="P4"><text:span text:style-name="T2"><text:s/></text:span><text:span text:style-name="T2">[ compound_rel&lt;140:157&gt; LBL: h90 ARG0: e91 [ e SF: prop TENSE: untensed MOOD: indicative PROG: - PERF: - ] ARG1: x86 ARG2: x92 [ x IND: + ] ]</text:span></text:p>
            <text:p text:style-name="P4"><text:span text:style-name="T2"><text:s/></text:span><text:span text:style-name="T2">[ proper_q_rel&lt;140:151&gt; LBL: h93 ARG0: x92 RSTR: h94 BODY: h95 ]</text:span></text:p>
            <text:p text:style-name="P4"><text:span text:style-name="T2"><text:s/></text:span><text:span text:style-name="T2">[ named_rel&lt;140:151&gt; LBL: h96 CARG: "Escherichia" ARG0: x92 ]</text:span></text:p>
            <text:p text:style-name="P4"><text:span text:style-name="T2"><text:s/></text:span><text:span text:style-name="T2">[ "_coli/NN_u_unknown_rel"&lt;152:157&gt; LBL: h90 ARG0: x86 ] &gt;</text:span></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blackandwhite" presentation:presentation-page-layout-name="AL2T1">
        <draw:frame presentation:style-name="pr4" draw:layer="layout" svg:width="23.5cm" svg:height="2.843cm" svg:x="2cm" svg:y="1.2cm" presentation:class="title" presentation:user-transformed="true">
          <draw:text-box>
            <text:p>GREC Annotation</text:p>
          </draw:text-box>
        </draw:frame>
        <draw:frame draw:style-name="gr2" draw:text-style-name="P5" draw:layer="layout" svg:width="27.178cm" svg:height="15.893cm" svg:x="0.762cm" svg:y="4.188cm">
          <draw:text-box>
            <text:p><text:span text:style-name="T3">&lt;Abstract&gt;</text:span></text:p>
            <text:p><text:span text:style-name="T3"><text:s text:c="2"/></text:span><text:span text:style-name="T3">&lt;AbstractText&gt;</text:span></text:p>
            <text:p><text:span text:style-name="T3"><text:s text:c="4"/></text:span><text:span text:style-name="T3">&lt;sentence id="S3"&gt;&lt;term sem="Operon" id="T6" lex="The_ompB_operon"&gt;The ompB operon&lt;/term&gt; encodes &lt;term sem="Protein" id="T7" lex="OmpR_and_EnvZ"&gt;OmpR and EnvZ&lt;/term&gt;, two proteins that are necessary for the expression and osmoregulation of &lt;term sem="Protein" id="T8" lex="the_OmpF_and_OmpC_porins"&gt;the OmpF and OmpC porins&lt;/term&gt; &lt;term sem="SPAN" id="T9" lex="in_Escherichia_coli"&gt;in &lt;term sem="Wild_Type_Bacteria" id="T10" lex="Escherichia_coli"&gt;Escherichia coli&lt;/term&gt;&lt;/term&gt;.</text:span></text:p>
            <text:p><text:span text:style-name="T3"><text:s text:c="4"/></text:span><text:span text:style-name="T3">&lt;/sentence&gt;</text:span></text:p>
            <text:p><text:span text:style-name="T3"><text:s text:c="4"/></text:span><text:span text:style-name="T3">&lt;event id="E2"&gt;</text:span></text:p>
            <text:p><text:span text:style-name="T3"><text:s text:c="6"/></text:span><text:span text:style-name="T3">&lt;type class="GRE" /&gt;</text:span></text:p>
            <text:p><text:span text:style-name="T3"><text:s text:c="6"/></text:span><text:span text:style-name="T3">&lt;Agent idref="T6" /&gt;</text:span></text:p>
            <text:p><text:span text:style-name="T3"><text:s text:c="6"/></text:span><text:span text:style-name="T3">&lt;Theme idref="T7" /&gt;</text:span></text:p>
            <text:p><text:span text:style-name="T3"><text:s text:c="6"/></text:span><text:span text:style-name="T3">&lt;clue&gt;The ompB operon &lt;clueType&gt;encodes&lt;/clueType&gt; OmpR and EnvZ, two proteins that are necessary for the expression and osmoregulation of the OmpF and OmpC porins in Escherichia coli.&lt;/clue&gt;</text:span></text:p>
            <text:p><text:span text:style-name="T3"><text:s text:c="4"/></text:span><text:span text:style-name="T3">&lt;/event&gt;</text:span></text:p>
            <text:p><text:span text:style-name="T3"><text:s text:c="4"/></text:span><text:span text:style-name="T3">&lt;event id="E3"&gt;</text:span></text:p>
            <text:p><text:span text:style-name="T3"><text:s text:c="6"/></text:span><text:span text:style-name="T3">&lt;type class="Gene_Expression" /&gt;</text:span></text:p>
            <text:p><text:span text:style-name="T3"><text:s text:c="6"/></text:span><text:span text:style-name="T3">&lt;Theme idref="T8" /&gt;</text:span></text:p>
            <text:p><text:span text:style-name="T3"><text:s text:c="6"/></text:span><text:span text:style-name="T3">&lt;Location idref="T9" /&gt;</text:span></text:p>
            <text:p><text:span text:style-name="T3"><text:s text:c="6"/></text:span><text:span text:style-name="T3">&lt;clue&gt;The ompB operon encodes OmpR and EnvZ, two proteins that are necessary for the &lt;clueType&gt;expression&lt;/clueType&gt; and osmoregulation of the OmpF and OmpC porins in Escherichia coli.&lt;/clue&gt;</text:span></text:p>
            <text:p><text:span text:style-name="T3"><text:s text:c="4"/></text:span><text:span text:style-name="T3">&lt;/event&gt;</text:span></text:p>
            <text:p><text:span text:style-name="T3"><text:s text:c="4"/></text:span><text:span text:style-name="T3">&lt;event id="E4"&gt;</text:span></text:p>
            <text:p><text:span text:style-name="T3"><text:s text:c="6"/></text:span><text:span text:style-name="T3">&lt;type class="Regulation" /&gt;</text:span></text:p>
            <text:p><text:span text:style-name="T3"><text:s text:c="6"/></text:span><text:span text:style-name="T3">&lt;Theme idref="T8" /&gt;</text:span></text:p>
            <text:p><text:span text:style-name="T3"><text:s text:c="6"/></text:span><text:span text:style-name="T3">&lt;Location idref="T9" /&gt;</text:span></text:p>
            <text:p><text:span text:style-name="T3"><text:s text:c="6"/></text:span><text:span text:style-name="T3">&lt;clue&gt;The ompB operon encodes OmpR and EnvZ, two proteins that are necessary for the expression and &lt;clueType&gt;osmoregulation&lt;/clueType&gt; of the OmpF and OmpC porins in Escherichia coli.&lt;/clue&gt;</text:span></text:p>
            <text:p><text:span text:style-name="T3"><text:s text:c="4"/></text:span><text:span text:style-name="T3">&lt;/event&gt;</text:span></text:p>
            <text:p><text:span text:style-name="T3"><text:s text:c="4"/>…</text:span></text:p>
            <text:p><text:span text:style-name="T3"><text:s text:c="4"/>…</text:span></text:p>
            <text:p><text:span text:style-name="T3"><text:s text:c="2"/></text:span><text:span text:style-name="T3">&lt;/AbstractText&gt;</text:span></text:p>
            <text:p><text:span text:style-name="T3">&lt;/Abstract&gt;</text:span></text:p>
            <text:p><text:span text:style-name="T3"><text:s text:c="8"/></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blackandwhite" presentation:presentation-page-layout-name="AL2T1">
        <draw:frame presentation:style-name="pr4" draw:layer="layout" svg:width="23.5cm" svg:height="2.843cm" svg:x="2cm" svg:y="1.9cm" presentation:class="title">
          <draw:text-box>
            <text:p>Mapping Process</text:p>
          </draw:text-box>
        </draw:frame>
        <draw:frame presentation:style-name="pr7" draw:layer="layout" svg:width="24.599cm" svg:height="12.18cm" svg:x="1.817cm" svg:y="5.414cm" presentation:class="outline" presentation:user-transformed="true">
          <draw:text-box>
            <text:list text:style-name="L3">
              <text:list-item>
                <text:p>For each sentence, find semantic role identifiers for each GREC corpus sentences:</text:p>
                <text:list>
                  <text:list-item>
                    <text:list>
                      <text:list-item>
                        <text:list>
                          <text:list-item>
                            <text:p>&lt;Location idref=”T9”&gt;</text:p>
                          </text:list-item>
                          <text:list-item>
                            <text:p>&lt;term sem=”SPAN” id=”T9” lex=”in_Escherichia_coli”&gt;in &lt;term sem=”Wild_Type_Bacteria” id=”T10” lex=”Escherichia_coli”&gt;Escherichia coli&lt;/term&gt;&lt;/term&gt;</text:p>
                          </text:list-item>
                        </text:list>
                      </text:list-item>
                    </text:list>
                  </text:list-item>
                </text:list>
              </text:list-item>
              <text:list-item>
                <text:p><text:span text:style-name="T1">Map this semantic role to the corresponding MRS RELS ARGN for the given term.</text:span></text:p>
                <text:list>
                  <text:list-item>
                    <text:list>
                      <text:list-item>
                        <text:list>
                          <text:list-header>
                            <text:p><text:span text:style-name="T3"/></text:p>
                          </text:list-header>
                        </text:list>
                      </text:list-item>
                    </text:list>
                  </text:list-item>
                </text:list>
              </text:list-item>
            </text:list>
            <text:p><text:span text:style-name="T3"/></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blackandwhite" presentation:presentation-page-layout-name="AL2T1">
        <draw:frame draw:style-name="gr4" draw:text-style-name="P6" draw:layer="layout" svg:width="26.162cm" svg:height="20.857cm" svg:x="1.016cm" svg:y="0.677cm">
          <draw:text-box>
            <text:p text:style-name="P6"><text:span text:style-name="T4"><text:s/></text:span><text:span text:style-name="T4">[ _in_p_rel&lt;137:139&gt; </text:span></text:p>
            <text:p text:style-name="P6"><text:span text:style-name="T4"><text:tab/></text:span><text:span text:style-name="T4">LBL: h84 </text:span></text:p>
            <text:p text:style-name="P6"><text:span text:style-name="T4"><text:tab/></text:span><text:span text:style-name="T4">ARG0: e85 </text:span></text:p>
            <text:p text:style-name="P6"><text:span text:style-name="T4"><text:tab/></text:span><text:span text:style-name="T4">[ e </text:span></text:p>
            <text:p text:style-name="P6"><text:span text:style-name="T4"><text:tab/></text:span><text:span text:style-name="T4"><text:tab/></text:span><text:span text:style-name="T4">SF: prop </text:span></text:p>
            <text:p text:style-name="P6"><text:span text:style-name="T4"><text:tab/></text:span><text:span text:style-name="T4"><text:tab/></text:span><text:span text:style-name="T4">TENSE: untensed </text:span></text:p>
            <text:p text:style-name="P6"><text:span text:style-name="T4"><text:tab/></text:span><text:span text:style-name="T4"><text:tab/></text:span><text:span text:style-name="T4">MOOD: indicative </text:span></text:p>
            <text:p text:style-name="P6"><text:span text:style-name="T4"><text:tab/></text:span><text:span text:style-name="T4">] </text:span></text:p>
            <text:p text:style-name="P6"><text:span text:style-name="T4"><text:tab/></text:span><text:span text:style-name="T4">ARG1: x38 </text:span></text:p>
            <text:p text:style-name="P6"><text:span text:style-name="T4"><text:tab/></text:span><text:span text:style-name="T4">ARG2: x86 </text:span></text:p>
            <text:p text:style-name="P6"><text:span text:style-name="T4"><text:tab/></text:span><text:span text:style-name="T4">[ x </text:span></text:p>
            <text:p text:style-name="P6"><text:span text:style-name="T4"><text:tab/></text:span><text:span text:style-name="T4"><text:tab/></text:span><text:span text:style-name="T4">PERS: 3 </text:span></text:p>
            <text:p text:style-name="P6"><text:span text:style-name="T4"><text:tab/></text:span><text:span text:style-name="T4"><text:tab/></text:span><text:span text:style-name="T4">NUM: sg </text:span></text:p>
            <text:p text:style-name="P6"><text:span text:style-name="T4"><text:tab/></text:span><text:span text:style-name="T4">] </text:span></text:p>
            <text:p text:style-name="P6"><text:span text:style-name="T4">]</text:span></text:p>
            <text:p text:style-name="P6"><text:span text:style-name="T4"><text:s/></text:span><text:span text:style-name="T4">[ udef_q_rel&lt;140:157&gt;</text:span></text:p>
            <text:p text:style-name="P6"><text:span text:style-name="T4"><text:tab/></text:span><text:span text:style-name="T4"> </text:span><text:span text:style-name="T4">LBL: h87 </text:span></text:p>
            <text:p text:style-name="P6"><text:span text:style-name="T4"><text:tab/></text:span><text:span text:style-name="T4">ARG0: x86 </text:span></text:p>
            <text:p text:style-name="P6"><text:span text:style-name="T4"><text:tab/></text:span><text:span text:style-name="T4">RSTR: h88 </text:span></text:p>
            <text:p text:style-name="P6"><text:span text:style-name="T4"><text:tab/></text:span><text:span text:style-name="T4">BODY: h89 </text:span></text:p>
            <text:p text:style-name="P6"><text:span text:style-name="T4">]</text:span></text:p>
            <text:p text:style-name="P6"><text:span text:style-name="T4"><text:s/></text:span><text:span text:style-name="T4">[ compound_rel&lt;140:157&gt; </text:span></text:p>
            <text:p text:style-name="P6"><text:span text:style-name="T4"><text:tab/></text:span><text:span text:style-name="T4">LBL: h90 </text:span></text:p>
            <text:p text:style-name="P6"><text:span text:style-name="T4"><text:tab/></text:span><text:span text:style-name="T4">ARG0: e91 </text:span></text:p>
            <text:p text:style-name="P6"><text:span text:style-name="T4"><text:tab/></text:span><text:span text:style-name="T4">[ e </text:span></text:p>
            <text:p text:style-name="P6"><text:span text:style-name="T4"><text:tab/></text:span><text:span text:style-name="T4"><text:tab/></text:span><text:span text:style-name="T4">SF: prop </text:span></text:p>
            <text:p text:style-name="P6"><text:span text:style-name="T4"><text:tab/></text:span><text:span text:style-name="T4"><text:tab/></text:span><text:span text:style-name="T4">TENSE: untensed </text:span></text:p>
            <text:p text:style-name="P6"><text:span text:style-name="T4"><text:tab/></text:span><text:span text:style-name="T4"><text:tab/></text:span><text:span text:style-name="T4">MOOD: indicative </text:span></text:p>
            <text:p text:style-name="P6"><text:span text:style-name="T4"><text:tab/></text:span><text:span text:style-name="T4"><text:tab/></text:span><text:span text:style-name="T4">PROG: - PERF: - </text:span></text:p>
            <text:p text:style-name="P6"><text:span text:style-name="T4"><text:tab/></text:span><text:span text:style-name="T4">] </text:span></text:p>
            <text:p text:style-name="P6"><text:span text:style-name="T4"><text:tab/></text:span><text:span text:style-name="T4">ARG1: x86 </text:span></text:p>
            <text:p text:style-name="P6"><text:span text:style-name="T4"><text:tab/></text:span><text:span text:style-name="T4">ARG2: x92 </text:span></text:p>
            <text:p text:style-name="P6"><text:span text:style-name="T4"><text:tab/></text:span><text:span text:style-name="T4">[ x </text:span></text:p>
            <text:p text:style-name="P6"><text:span text:style-name="T4"><text:tab/></text:span><text:span text:style-name="T4"><text:tab/></text:span><text:span text:style-name="T4">IND: + </text:span></text:p>
            <text:p text:style-name="P6"><text:span text:style-name="T4"><text:tab/></text:span><text:span text:style-name="T4">] </text:span></text:p>
            <text:p text:style-name="P6"><text:span text:style-name="T4">]</text:span></text:p>
            <text:p text:style-name="P6"><text:span text:style-name="T4"><text:s/></text:span><text:span text:style-name="T4">[ proper_q_rel&lt;140:151&gt; </text:span></text:p>
            <text:p text:style-name="P6"><text:span text:style-name="T4"><text:tab/></text:span><text:span text:style-name="T4">LBL: h93 </text:span></text:p>
            <text:p text:style-name="P6"><text:span text:style-name="T4"><text:tab/></text:span><text:span text:style-name="T4">ARG0: x92 </text:span></text:p>
            <text:p text:style-name="P6"><text:span text:style-name="T4"><text:tab/></text:span><text:span text:style-name="T4">RSTR: h94 </text:span></text:p>
            <text:p text:style-name="P6"><text:span text:style-name="T4"><text:tab/></text:span><text:span text:style-name="T4">BODY: h95 </text:span></text:p>
            <text:p text:style-name="P6"><text:span text:style-name="T4">]</text:span></text:p>
            <text:p text:style-name="P6"><text:span text:style-name="T4"><text:s/></text:span><text:span text:style-name="T4">[ named_rel&lt;140:151&gt; </text:span></text:p>
            <text:p text:style-name="P6"><text:span text:style-name="T4"><text:tab/></text:span><text:span text:style-name="T4">LBL: h96 </text:span></text:p>
            <text:p text:style-name="P6"><text:span text:style-name="T4"><text:tab/></text:span><text:span text:style-name="T4">CARG: "Escherichia" </text:span></text:p>
            <text:p text:style-name="P6"><text:span text:style-name="T4"><text:tab/></text:span><text:span text:style-name="T4">ARG0: x92 </text:span></text:p>
            <text:p text:style-name="P6"><text:span text:style-name="T4">]</text:span></text:p>
            <text:p text:style-name="P6"><text:span text:style-name="T4"><text:s/></text:span><text:span text:style-name="T4">[ "_coli/NN_u_unknown_rel"&lt;152:157&gt; </text:span></text:p>
            <text:p text:style-name="P6"><text:span text:style-name="T4"><text:tab/></text:span><text:span text:style-name="T4">LBL: h90 </text:span></text:p>
            <text:p text:style-name="P6"><text:span text:style-name="T4"><text:tab/></text:span><text:span text:style-name="T4">ARG0: x86 </text:span></text:p>
            <text:p text:style-name="P6"><text:span text:style-name="T4">] </text:span></text:p>
            <text:p text:style-name="P6"><text:span text:style-name="T5"/></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1" draw:display-name="Gradient 11" draw:style="axial" draw:start-color="#ffff99" draw:end-color="#ff6633" draw:start-intensity="100%" draw:end-intensity="95%" draw:angle="90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ackandwhite-background" style:family="presentation">
      <style:graphic-properties draw:stroke="none" draw:fill="none" draw:fill-color="#ccccff" draw:fill-image-width="1cm" draw:fill-image-height="1cm"/>
      <style:text-properties fo:hyphenate="true"/>
    </style:style>
    <style:style style:name="lyt-blackandwhite-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blackandwhite-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blackandwhite-outline1" style:family="presentation">
      <style:graphic-properties draw:stroke="none" draw:fill="none">
        <text:list-style style:name="lyt-blackandwhite-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ackandwhite-outline2" style:family="presentation" style:parent-style-name="lyt-blackandwhite-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blackandwhite-outline3" style:family="presentation" style:parent-style-name="lyt-blackandwhite-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blackandwhite-outline4" style:family="presentation" style:parent-style-name="lyt-blackandwhite-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5" style:family="presentation" style:parent-style-name="lyt-blackandwhite-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6" style:family="presentation" style:parent-style-name="lyt-blackandwhite-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7" style:family="presentation" style:parent-style-name="lyt-blackandwhite-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8" style:family="presentation" style:parent-style-name="lyt-blackandwhite-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9" style:family="presentation" style:parent-style-name="lyt-blackandwhite-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2.18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ackandwhite" style:page-layout-name="PM1" draw:style-name="Mdp1">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2.18cm" svg:x="2cm" svg:y="5.414cm" presentation:class="outline" presentation:placeholder="true">
        <draw:text-box/>
      </draw:frame>
      <draw:frame presentation:style-name="Mpr1" draw:text-style-name="MP2" draw:layer="backgroundobjects" svg:width="6.523cm" svg:height="1.448cm" svg:x="1.5cm" svg:y="17.552cm" presentation:class="date-time">
        <draw:text-box>
          <text:p text:style-name="MP2"><text:span text:style-name="MT1"><presentation:date-time/></text:span></text:p>
        </draw:text-box>
      </draw:frame>
      <draw:frame presentation:style-name="Mpr1" draw:text-style-name="MP3" draw:layer="backgroundobjects" svg:width="8.875cm" svg:height="1.448cm" svg:x="9.076cm" svg:y="17.631cm" presentation:class="footer">
        <draw:text-box>
          <text:p text:style-name="MP3"><text:span text:style-name="MT1"><presentation:footer/></text:span></text:p>
        </draw:text-box>
      </draw:frame>
      <draw:frame presentation:style-name="Mpr1" draw:text-style-name="MP4" draw:layer="backgroundobjects" svg:width="6.523cm" svg:height="1.448cm" svg:x="18.976cm" svg:y="17.631cm" presentation:class="page-number">
        <draw:text-box>
          <text:p text:style-name="MP4"><text:span text:style-name="MT1"><text:page-number>&lt;number&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Introducing a New Product</dc:title>
    <dc:description>General introduction of a new product taking customer wishes into account</dc:description>
    <meta:creation-date>2013-04-28T11:58:19.17</meta:creation-date>
    <dc:language>en-US</dc:language>
    <meta:editing-cycles>4</meta:editing-cycles>
    <meta:editing-duration>PT41M7S</meta:editing-duration>
    <dc:date>2013-04-28T14:22:59</dc:date>
    <dc:creator>Anthony Gentile</dc:creator>
    <meta:document-statistic meta:object-count="47"/>
    <meta:user-defined meta:name="Info 0"/>
    <meta:user-defined meta:name="Info 1"/>
    <meta:user-defined meta:name="Info 2"/>
    <meta:user-defined meta:name="Info 3"/>
    <meta:template xlink:type="simple" xlink:actuate="onRequest" xlink:title="Introducing a New Product" xlink:href="../../../../../Program%20Files%20(x86)/OpenOffice.org%203/Basis/share/template/en-US/presnt/prs-novelty.otp" meta:date="2004-05-19T10:37:56"/>
  </office:meta>
</office:document-meta>
</file>